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list-style-name="LFO1" style:family="paragraph">
      <style:paragraph-properties fo:text-align="justify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justify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</office:automatic-styles>
  <office:body>
    <office:text text:use-soft-page-breaks="true">
      <text:p text:style-name="P1">Relatório de Implementação</text:p>
      <text:p text:style-name="P2"/>
      <text:p text:style-name="P3">Alunos : Francisco Emanuel Sampaio de Castro <text:s/>matricula: 0324538</text:p>
      <text:p text:style-name="P4"><text:s text:c="2"/><text:tab/><text:s text:c="3"/>Lucas Eduardo Moreira de Oliveira <text:s text:c="6"/>matricula: 0337651</text:p>
      <text:p text:style-name="P5"><text:tab/><text:s text:c="3"/>Dener Silva Miranda<text:tab/><text:tab/><text:s text:c="8"/>matricula: 0336126</text:p>
      <text:p text:style-name="P6"/>
      <text:p text:style-name="P7"/>
      <text:list text:style-name="LFO1" text:continue-numbering="true">
        <text:list-item>
          <text:p text:style-name="P8"><text:s/>Estruturas.</text:p>
        </text:list-item>
      </text:list>
      <text:p text:style-name="P9">Nesse tópico abordaremos todas as estruturas usadas no programa e o motivo delas serem usadas.</text:p>
      <text:p text:style-name="P10">No nosso programa utilizamos apenas uma estrutura chamada de<text:s/><text:span text:style-name="T11">fila</text:span>. Essa estrutura possui 3 elementos: elem, prio, prox. O<text:s/><text:span text:style-name="T12">elem</text:span><text:s/>é do tipo float e vai receber o valor do elemento e o<text:s/><text:span text:style-name="T13">prio</text:span><text:s/>é do tipo int e recebe o valor da prioridade do elemento a ser adicionado na fila. E a variável<text:s/><text:span text:style-name="T14">prox</text:span><text:s/>é<text:s/>um ponteiro que aponta para o próximo elemento da lista.</text:p>
      <text:list text:style-name="LFO1" text:continue-numbering="true">
        <text:list-item>
          <text:p text:style-name="P15">Funções.</text:p>
        </text:list-item>
      </text:list>
      <text:p text:style-name="P16">Nesse tópico abordaremos todas as funções usadas no programa, para que elas servem e qual a razão delas terem sido criadas.</text:p>
      <text:p text:style-name="P17">Função<text:s/><text:span text:style-name="T18">parartela</text:span>: Função tem como objetivo parar a tela para que<text:s/>o usuário verifique o que foi feito e causa um delay até que o mesmo digite um carácter.</text:p>
      <text:p text:style-name="P19">Função<text:s/><text:span text:style-name="T20">enqueue</text:span>: Função que recebe como parâmetros de entrada o endereço do ponteiro que aponta para a primeira posição da fila, um elemento a ser adicionado e a prioridade do elemento. Na <text:s/>função ele primeiro verifica se esse é o primeiro elemento adicionado a lista, se sim ele apenas o adiciona se não ele irá verificar a prioridade e compara com os demais elementos da fila para adicioná-lo no local correto.</text:p>
      <text:p text:style-name="P21"><text:tab/>Função<text:s/><text:span text:style-name="T22">d</text:span><text:span text:style-name="T23">equeue</text:span>: A função recebe como parâmetro o endereço do ponteiro que está<text:s/><text:tab/>apontando para a primeira posição da fila, salva o valor do elemento da primeira posição em<text:s/><text:tab/>uma variável, faz o ponteiro principal apontar para a próxima posição da fila, elimina a<text:s/><text:tab/>posição da antiga primeira posição e retorna o valor que foi salvo anteriormente.</text:p>
      <text:p text:style-name="P24">Função<text:s/><text:span text:style-name="T25">situacaofila:<text:s/></text:span>Essa função serve para imprimir os valores adicionados na fila até o momento. No inicio da função é feito um teste para verificar se a lista está vazia,<text:s/>se estiver vazia o programa imprime “null” se não ele entra em um <text:s/>while que imprime o valor atual e atualiza a lista com o valor do próximo elemento até que todos os elementos tenham sido impressos. Limitamos a impressão do número de casas após a vírgula<text:s/>para 2 para melhor visualização no programa.</text:p>
      <text:p text:style-name="P26">Função<text:s/><text:span text:style-name="T27">prioridade</text:span>: Função que retorna um valor inteiro. A função exibe as opções de prioridade e retorna um valor de acordo com a opção escolhida. A função trabalha com tipo char para testar se a prioridade faz<text:s/>parte do intervalo [1,5] eliminando a possibilidade de erro caso o usuário digite uma letra por engano.</text:p>
      <text:p text:style-name="P28">Função<text:s/><text:span text:style-name="T29">desistir</text:span>: A função recebe o endereço do ponteiro que aponta para a primeira posição da fila como parâmetro de entrada. A função pergunta qual elemento deve ser excluído<text:bookmark-start text:name="_GoBack"/><text:bookmark-end text:name="_GoBack"/><text:s/>da lista verifica se o elemento faz parte da fila e o exclui caso exista,caso contrário, informa que não existe tal elemento, após isso a lista é atualizada. O objetivo dessa função é simular a desitência de alguém da fila, visto que o programa simula uma fila de banco.</text:p>
      <text:p text:style-name="P30">Função<text:s/><text:span text:style-name="T31">salvar</text:span>: Recebe como parâmetro o endereço do ponteiro que aponta para a primeira posição e percorre toda a fila salvando os elementos e suas respectivas prioridades em um arquivo chamado “fila.txt”. Caso não tenha nenhum elemento na fila o arquivo é salvo com conteúdo vazio.</text:p>
      <text:p text:style-name="P32">Função<text:s/><text:span text:style-name="T33">importar</text:span>: Recebe como parâmetro o endereço do ponteiro que aponta para o início da fila e a partir de um arquivo chamado “fila.txt” importa os elementos e suas prioridades um a um e os envia para função enqueue que os adiciona a lista.</text:p>
      <text:p text:style-name="P34"/>
      <text:p text:style-name="P35"/>
      <text:list text:style-name="LFO1" text:continue-numbering="true">
        <text:list-item>
          <text:p text:style-name="P36"><text:span text:style-name="T37">Função MAIN</text:span>.</text:p>
        </text:list-item>
      </text:list>
      <text:p text:style-name="P38">Na função main primeiramente declaramos um ponteiro<text:s/><text:span text:style-name="T39">P</text:span><text:s/>do tipo fila que tem a finalidade de apontar para o início da fila, uma variável<text:s/><text:span text:style-name="T40">elem</text:span><text:s/>do tipo float(“real”), uma variável<text:s/><text:span text:style-name="T41">prio</text:span><text:s/>do tipo int e uma variável<text:s/><text:span text:style-name="T42">op<text:s/></text:span>do tipo char e após as declarações usamos um loop(do - while) e dentro dele o nome do programa que<text:s/>denominamos FILA COM PRIORIDADES, e abaixo chamamos a função situacaodafila. Após a função perguntamos o que o usuário deseja fazer <text:s/>e exibimos as seguintes opções:</text:p>
      <text:p text:style-name="P43">1 - enqueue, 2 - dequeue, 3 - Desistir, 4 - Salvar fila e 5 - Importar.</text:p>
      <text:p text:style-name="P44">Se a opção 1 for a<text:s/>escolhida o programa solicita que o usuário digite o valor do elemento a ser adicionado e salva na variável<text:s/><text:span text:style-name="T45">elem</text:span>,<text:span text:style-name="T46"><text:s/></text:span>e chama a função prioridade que retorna um valor para a variável<text:s/><text:span text:style-name="T47">prio,</text:span><text:s/>em seguida chama a função enqueue e passa os parâmetros que a função exige e depois a função parartela.</text:p>
      <text:p text:style-name="P48">Se a opção 2 for a escolhida o programa fará um teste para verificar se existe elemento na fila se sim ele chamara a função dequeue e passa como parâmetro o endereço do ponteiro<text:s/><text:span text:style-name="T49">P,</text:span><text:s/>se não ele irá imprimir ”null” e depois a<text:s/>função parartela;.</text:p>
      <text:p text:style-name="P50">Se a opção 3 for a escolhida ele irá verificar se existe algum elemento na fila se sim a função desistir é chamada e passamos como parâmetro o endereço do ponteiro<text:s/><text:span text:style-name="T51">P,<text:s/></text:span>se não ele irá imprimir "A fila ainda esta vazia, portanto nao tem como haver desistências!".</text:p>
      <text:p text:style-name="P52">Se a opção 4 for a escolhida o programa irá chamar a função salvar e passará como parâmetro o endereço do ponteiro<text:s/><text:span text:style-name="T53">P</text:span>.</text:p>
      <text:p text:style-name="P54">Se a opção 5 for a escolhida o programa irá chamar a função importar.</text:p>
      <text:p text:style-name="P55">Se o usuário escolher qualquer outra opção o<text:s/>programa irá imprimir "Programa encerrado" e o programa será encerrado.</text:p>
      <text:p text:style-name="P56"><text:s/></text:p>
      <text:p text:style-name="P57"/>
      <text:p text:style-name="P58"/>
      <text:p text:style-name="P59"><text:s/><text:tab/><text:s text:c="2"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cas </meta:initial-creator>
    <dc:creator>LuDu</dc:creator>
    <meta:creation-date>2011-10-15T23:45:00Z</meta:creation-date>
    <dc:date>2014-07-13T21:37:00Z</dc:date>
    <meta:template xlink:href="Normal" xlink:type="simple"/>
    <meta:editing-cycles>22</meta:editing-cycles>
    <meta:editing-duration>PT5640S</meta:editing-duration>
    <meta:document-statistic meta:page-count="1" meta:paragraph-count="10" meta:word-count="806" meta:character-count="5152" meta:row-count="36" meta:non-whitespace-character-count="4356"/>
  </office:meta>
</office:document-meta>
</file>